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008cm" svg:height="0.645cm" svg:x="1.5cm" svg:y="0cm">
          <draw:text-box>
            <text:p><text:span text:style-name="T1">Sehr schöne Frauen vergessen extrem hässliche Männer äußerst schnell.</text:span></text:p>
          </draw:text-box>
        </draw:frame>
        <draw:frame draw:style-name="gr1" draw:text-style-name="P3" draw:layer="layout" svg:width="1.692cm" svg:height="1.039cm" svg:x="6.818cm" svg:y="4.106cm">
          <draw:text-box>
            <text:p text:style-name="P2"><text:span text:style-name="T2">O</text:span><text:span text:style-name="T2"><text:line-break/></text:span><text:span text:style-name="T1">Männer</text:span></text:p>
          </draw:text-box>
        </draw:frame>
        <draw:frame draw:style-name="gr1" draw:text-style-name="P3" draw:layer="layout" svg:width="1.615cm" svg:height="1.039cm" svg:x="4.089cm" svg:y="4.106cm">
          <draw:text-box>
            <text:p text:style-name="P2"><text:span text:style-name="T2">O</text:span></text:p>
            <text:p text:style-name="P2"><text:span text:style-name="T1">Frauen</text:span></text:p>
          </draw:text-box>
        </draw:frame>
        <draw:frame draw:style-name="gr1" draw:text-style-name="P3" draw:layer="layout" svg:width="1.594cm" svg:height="1.039cm" svg:x="9.61cm" svg:y="4.106cm">
          <draw:text-box>
            <text:p text:style-name="P2"><text:span text:style-name="T2">E</text:span></text:p>
            <text:p text:style-name="P2"><text:span text:style-name="T1">schnell</text:span></text:p>
          </draw:text-box>
        </draw:frame>
        <draw:frame draw:style-name="gr1" draw:text-style-name="P3" draw:layer="layout" svg:width="2.128cm" svg:height="1.039cm" svg:x="6.704cm" svg:y="1.606cm">
          <draw:text-box>
            <text:p text:style-name="P2"><text:span text:style-name="T2">I</text:span></text:p>
            <text:p text:style-name="P2"><text:span text:style-name="T1">vergessen</text:span></text:p>
          </draw:text-box>
        </draw:frame>
        <draw:line draw:style-name="gr2" draw:text-style-name="P2" draw:layer="layout" svg:x1="4.704cm" svg:y1="6.606cm" svg:x2="4.704cm" svg:y2="5.106cm">
          <text:p/>
        </draw:line>
        <draw:line draw:style-name="gr2" draw:text-style-name="P2" draw:layer="layout" svg:x1="7.704cm" svg:y1="6.606cm" svg:x2="7.704cm" svg:y2="5.106cm">
          <text:p/>
        </draw:line>
        <draw:line draw:style-name="gr2" draw:text-style-name="P2" draw:layer="layout" svg:x1="10.204cm" svg:y1="6.606cm" svg:x2="10.204cm" svg:y2="5.106cm">
          <text:p/>
        </draw:line>
        <draw:line draw:style-name="gr2" draw:text-style-name="P2" draw:layer="layout" svg:x1="7.704cm" svg:y1="4.106cm" svg:x2="7.704cm" svg:y2="2.606cm">
          <text:p/>
        </draw:line>
        <draw:line draw:style-name="gr2" draw:text-style-name="P2" draw:layer="layout" svg:x1="5.204cm" svg:y1="4.106cm" svg:x2="7.704cm" svg:y2="2.606cm">
          <text:p/>
        </draw:line>
        <draw:line draw:style-name="gr2" draw:text-style-name="P2" draw:layer="layout" svg:x1="10.204cm" svg:y1="4.106cm" svg:x2="7.704cm" svg:y2="2.606cm">
          <text:p/>
        </draw:line>
        <draw:frame draw:style-name="gr1" draw:text-style-name="P3" draw:layer="layout" svg:width="1.696cm" svg:height="1.039cm" svg:x="9.508cm" svg:y="6.606cm">
          <draw:text-box>
            <text:p text:style-name="P2"><text:span text:style-name="T2">E</text:span></text:p>
            <text:p text:style-name="P2"><text:span text:style-name="T1">äußerst</text:span></text:p>
          </draw:text-box>
        </draw:frame>
        <draw:frame draw:style-name="gr1" draw:text-style-name="P3" draw:layer="layout" svg:width="1.188cm" svg:height="1.039cm" svg:x="4.008cm" svg:y="6.567cm">
          <draw:text-box>
            <text:p text:style-name="P2"><text:span text:style-name="T2">E</text:span></text:p>
            <text:p text:style-name="P2"><text:span text:style-name="T1">sehr</text:span></text:p>
          </draw:text-box>
        </draw:frame>
        <draw:frame draw:style-name="gr1" draw:text-style-name="P3" draw:layer="layout" svg:width="1.577cm" svg:height="1.039cm" svg:x="7.008cm" svg:y="6.606cm">
          <draw:text-box>
            <text:p text:style-name="P2"><text:span text:style-name="T2">E</text:span></text:p>
            <text:p text:style-name="P2"><text:span text:style-name="T1">extr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7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0-12-01T01:51:45</dc:date>
    <dc:creator>artur </dc:creator>
    <meta:editing-duration>PT00H23M48S</meta:editing-duration>
    <meta:editing-cycles>5</meta:editing-cycles>
    <meta:generator>OpenOffice.org/3.2$Linux OpenOffice.org_project/320m19$Build-9505</meta:generator>
    <meta:document-statistic meta:object-count="14"/>
  </office:meta>
</office:document-meta>
</file>